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329.19pt"/>
    </style:style>
    <style:style style:name="co3" style:family="table-column">
      <style:table-column-properties fo:break-before="auto" style:column-width="546.6pt"/>
    </style:style>
    <style:style style:name="co4" style:family="table-column">
      <style:table-column-properties fo:break-before="auto" style:column-width="274.34pt"/>
    </style:style>
    <style:style style:name="co5" style:family="table-column">
      <style:table-column-properties fo:break-before="auto" style:column-width="167.41pt"/>
    </style:style>
    <style:style style:name="ro1" style:family="table-row">
      <style:table-row-properties style:row-height="15.76pt" fo:break-before="auto" style:use-optimal-row-height="true"/>
    </style:style>
    <style:style style:name="ro2" style:family="table-row">
      <style:table-row-properties style:row-height="68.26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Feuille_20_1">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order-bottom="0.74pt solid #ffffff"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none" fo:background-color="#ffffff"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25">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 style:family="table-cell" style:parent-style-name="Default">
      <style:table-cell-properties fo:background-color="#f6b26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7" style:family="table-cell" style:parent-style-name="Default" style:data-style-name="N40">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data-style-name="N40">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9"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ffffff" style:diagonal-bl-tr="none" style:diagonal-tl-br="none" style:text-align-source="value-type" style:repeat-content="false" fo:wrap-option="no-wrap" fo:border-left="0.74pt solid #ffffff"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ffffff"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0.74pt solid #ffffff" style:diagonal-bl-tr="none" style:diagonal-tl-br="none" fo:border-left="none" fo:border-right="0.74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diagonal-bl-tr="none" style:diagonal-tl-br="none" fo:border="0.74pt solid #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ffffff" style:diagonal-bl-tr="none" style:diagonal-tl-br="none" fo:border-left="none" fo:border-right="0.74pt solid #ffffff" style:rotation-align="none" fo:border-top="0.74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2" style:family="text">
      <style:text-properties style:font-name="Arial"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text-shadow="none" fo:font-style="italic" style:font-style-asian="italic" style:font-style-complex="italic"/>
    </style:style>
    <style:style style:name="T3"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5"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6" table:default-cell-style-name="Default"/>
        <table:table-row table:style-name="ro1">
          <table:table-cell table:style-name="ce1"/>
          <table:table-cell table:style-name="ce4" table:number-columns-repeated="7"/>
          <table:table-cell table:style-name="ce22"/>
          <table:table-cell table:number-columns-repeated="1015"/>
        </table:table-row>
        <table:table-row table:style-name="ro1">
          <table:table-cell table:style-name="ce2"/>
          <table:table-cell table:style-name="ce5" office:value-type="date" office:date-value="2022-06-20" calcext:value-type="date" table:number-columns-spanned="7" table:number-rows-spanned="1">
            <text:p>20.06.2022</text:p>
          </table:table-cell>
          <table:covered-table-cell table:number-columns-repeated="5" table:style-name="ce11"/>
          <table:covered-table-cell table:style-name="ce12"/>
          <table:table-cell table:style-name="ce23"/>
          <table:table-cell table:number-columns-repeated="1015"/>
        </table:table-row>
        <table:table-row table:style-name="ro1">
          <table:table-cell table:style-name="ce2"/>
          <table:table-cell table:style-name="ce6" office:value-type="string" calcext:value-type="string" table:number-columns-spanned="2" table:number-rows-spanned="1">
            <text:p>Fourchette de temps</text:p>
          </table:table-cell>
          <table:covered-table-cell table:style-name="ce12"/>
          <table:table-cell table:style-name="ce6" office:value-type="string" calcext:value-type="string">
            <text:p>Total de temps</text:p>
          </table:table-cell>
          <table:table-cell table:style-name="ce6" office:value-type="string" calcext:value-type="string">
            <text:p>Travail accomplis</text:p>
          </table:table-cell>
          <table:table-cell table:style-name="ce6" office:value-type="string" calcext:value-type="string">
            <text:p>Sources</text:p>
          </table:table-cell>
          <table:table-cell table:style-name="ce6" office:value-type="string" calcext:value-type="string" table:number-columns-spanned="2" table:number-rows-spanned="1">
            <text:p>Appréciations</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09H00M00S" calcext:value-type="time">
            <text:p>09:00</text:p>
          </table:table-cell>
          <table:table-cell table:style-name="ce7" office:value-type="time" office:time-value="PT10H00M00S" calcext:value-type="time">
            <text:p>10:00</text:p>
          </table:table-cell>
          <table:table-cell table:style-name="ce7" table:formula="of:=minus([.C4];[.B4])" office:value-type="string" office:string-value="" calcext:value-type="error">
            <text:p>#NAME?</text:p>
          </table:table-cell>
          <table:table-cell table:style-name="ce15" office:value-type="string" calcext:value-type="string">
            <text:p>Scéance de début de TPI. Signature du cahier des charges</text:p>
            <text:p>et briefing sur ce qui devra être fait dans celui-ci, j'ai posé </text:p>
            <text:p>des questions sur ce qui devra être fait au niveau des tests</text:p>
            <text:p>et au niveau de ce qui est requis au niveau du Frontend ainsi</text:p>
            <text:p>que quelques autres informations au niveau de la présentation</text:p>
            <text:p>du rapport du TPI et de ce qui devra être précisé dedans.</text:p>
          </table:table-cell>
          <table:table-cell table:style-name="ce16" office:value-type="string" calcext:value-type="string">
            <text:p>N/A</text:p>
          </table:table-cell>
          <table:table-cell table:style-name="ce15" office:value-type="string" calcext:value-type="string" table:number-columns-spanned="2" table:number-rows-spanned="1">
            <text:p>Tout les points requis pour le TPI ont été assimilés et compris. </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10H00M00S" calcext:value-type="time">
            <text:p>10:00</text:p>
          </table:table-cell>
          <table:table-cell table:style-name="ce7" office:value-type="time" office:time-value="PT12H00M00S" calcext:value-type="time">
            <text:p>12:00</text:p>
          </table:table-cell>
          <table:table-cell table:style-name="ce7" table:formula="of:=minus([.C5];[.B5])" office:value-type="string" office:string-value="" calcext:value-type="error">
            <text:p>#NAME?</text:p>
          </table:table-cell>
          <table:table-cell table:style-name="ce15" office:value-type="string" calcext:value-type="string">
            <text:p><text:span text:style-name="T1">Création du planning sur gantt via le site web </text:span><text:span text:style-name="T2">TeamGantt.</text:span></text:p>
            <text:p><text:span text:style-name="T3">J'ai posés quelques questions au niveau de la réalisation du</text:span></text:p>
            <text:p><text:span text:style-name="T3">Gantt au chef de projet. Particulièrement au niveau de ce qui</text:span></text:p>
            <text:p><text:span text:style-name="T3">devait être précisé dedans. Comme par exemple les rendez-vous</text:span></text:p>
            <text:p><text:span text:style-name="T3">avec les experts, ou les absences. J'ai dû également changer la</text:span></text:p>
            <text:p><text:span text:style-name="T3">répartition du temps pour laisser la place aux activités sus-mentionnées.</text:span></text:p>
          </table:table-cell>
          <table:table-cell table:style-name="ce17" office:value-type="string" calcext:value-type="string">
            <text:p><text:a xlink:href="https://prod.teamgantt.com/" xlink:type="simple">https://prod.teamgantt.com/</text:a></text:p>
          </table:table-cell>
          <table:table-cell table:style-name="ce15" office:value-type="string" calcext:value-type="string" table:number-columns-spanned="2" table:number-rows-spanned="1">
            <text:p>Mis à part quelques incompréhensions de ce qui devait être fait</text:p>
            <text:p>dans le planning, il n'y a eu aucun soucis pour pouvoir répartir les </text:p>
            <text:p>tâches que je dois faire sur 40h de travail. Le planning est désormais</text:p>
            <text:p>fini excepté si des modifications supplémentaires sont jugées </text:p>
            <text:p>nécéssaire.</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13H30M00S" calcext:value-type="time">
            <text:p>13:30</text:p>
          </table:table-cell>
          <table:table-cell table:style-name="ce7" office:value-type="time" office:time-value="PT14H00M00S" calcext:value-type="time">
            <text:p>14:00</text:p>
          </table:table-cell>
          <table:table-cell table:style-name="ce7" table:formula="of:=minus([.C6];[.B6])" office:value-type="string" office:string-value="" calcext:value-type="error">
            <text:p>#NAME?</text:p>
          </table:table-cell>
          <table:table-cell table:style-name="ce15" office:value-type="string" calcext:value-type="string">
            <text:p>Création de ce Google Sheet pour créer mon journal de travail. Création </text:p>
            <text:p>de la structure qui va être utilisée pour chaque jours dans le JDT.</text:p>
          </table:table-cell>
          <table:table-cell table:style-name="ce17" office:value-type="string" calcext:value-type="string">
            <text:p><text:a xlink:href="https://prod.teamgantt.com/" xlink:type="simple">https://docs.google.com/</text:a></text:p>
          </table:table-cell>
          <table:table-cell table:style-name="ce15" office:value-type="string" calcext:value-type="string" table:number-columns-spanned="2" table:number-rows-spanned="1">
            <text:p>Aucun problème pour la création du Google Sheet.</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14H00M00S" calcext:value-type="time">
            <text:p>14:00</text:p>
          </table:table-cell>
          <table:table-cell table:style-name="ce7" office:value-type="time" office:time-value="PT15H00M00S" calcext:value-type="time">
            <text:p>15:00</text:p>
          </table:table-cell>
          <table:table-cell table:style-name="ce7" table:formula="of:=minus([.C7];[.B7])" office:value-type="string" office:string-value="" calcext:value-type="error">
            <text:p>#NAME?</text:p>
          </table:table-cell>
          <table:table-cell table:style-name="ce15" office:value-type="string" calcext:value-type="string">
            <text:p><text:span text:style-name="T3">Recherche pour les différentes technologies qui vont être utilisées durant</text:span></text:p>
            <text:p><text:span text:style-name="T3">le projet. La sélection étant faites voici mes choix et ceux qui ont été </text:span></text:p>
            <text:p><text:span text:style-name="T3">imposés sur le cahier des charges:</text:span></text:p>
            <text:p><text:span text:style-name="T4">Frontend - </text:span><text:span text:style-name="T5">React.ts comme librairie pour faire mon site web, Tailwind CSS</text:span></text:p>
            <text:p><text:span text:style-name="T3">pour le style du site. </text:span></text:p>
            <text:p><text:span text:style-name="T4">Backend - </text:span><text:span text:style-name="T5">C# .NET avec Swagger. </text:span></text:p>
            <text:p><text:span text:style-name="T4">Base de donnée - </text:span><text:span text:style-name="T5">MySQL, et comme outil d'administration phpmyadmin</text:span></text:p>
            <text:p><text:span text:style-name="T3">afin que la base puisse être facilement accessible pour une démo du projet.</text:span></text:p>
            <text:p><text:span text:style-name="T3">bien que je vais utiliser Datagrip de Jetbrains pour la gestion de la base</text:span></text:p>
            <text:p><text:span text:style-name="T3">durant le développement.</text:span></text:p>
            <text:p><text:span text:style-name="T4">Devops/Environnement - </text:span><text:span text:style-name="T5">Docker, toutes les parties sus-mentionnées seront</text:span></text:p>
            <text:p><text:span text:style-name="T3">mis dans des containers docker.</text:span></text:p>
            <text:p><text:span text:style-name="T3"/></text:p>
          </table:table-cell>
          <table:table-cell table:style-name="ce17" office:value-type="string" calcext:value-type="string">
            <text:p><text:a xlink:href="https://prod.teamgantt.com/" xlink:type="simple">https://reactjs.org/
https://tailwindcss.com/
https://dotnet.microsoft.com/en-us/
https://swagger.io/
https://www.mysql.com/
https://www.phpmyadmin.net/
https://www.jetbrains.com/datagrip/
https://www.docker.com/</text:a></text:p>
          </table:table-cell>
          <table:table-cell table:style-name="ce15" office:value-type="string" calcext:value-type="string" table:number-columns-spanned="2" table:number-rows-spanned="1">
            <text:p>La majorité des technologies &amp; languages présentés ici ont été déjà</text:p>
            <text:p>été utilisés tout au long de mon apprentissages, et pourront ainsi</text:p>
            <text:p>faciliter le travail que j'aurai à faire durant ce mini-TPI. Je n'ai pas eu</text:p>
            <text:p>de difficulté pour la selection de celles-ci, au contraire. </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15H00M00S" calcext:value-type="time">
            <text:p>15:00</text:p>
          </table:table-cell>
          <table:table-cell table:style-name="ce7" office:value-type="time" office:time-value="PT16H00M00S" calcext:value-type="time">
            <text:p>16:00</text:p>
          </table:table-cell>
          <table:table-cell table:style-name="ce7" table:formula="of:=minus([.C8];[.B8])" office:value-type="string" office:string-value="" calcext:value-type="error">
            <text:p>#NAME?</text:p>
          </table:table-cell>
          <table:table-cell table:style-name="ce15" office:value-type="string" calcext:value-type="string">
            <text:p>Recherches pour le déploiement d'un backend C# .NET avec Docker. </text:p>
            <text:p>N'ayant pas encore pratiqué ceci auparavant. Ca à l'air faisable et je ne</text:p>
            <text:p>pense pas, encore du moins, que ça va retarder le temps marqué sur le</text:p>
            <text:p>planning.</text:p>
          </table:table-cell>
          <table:table-cell table:style-name="ce17" office:value-type="string" calcext:value-type="string">
            <text:p><text:a xlink:href="https://softchris.github.io/pages/dotnet-dockerize.html" xlink:type="simple">https://github.com/microsoft/dotnet-framework-docker/blob/main/samples/README.md
https://hub.docker.com/_/microsoft-dotnet-framework
https://docs.docker.com/samples/dotnetcore/
https://softchris.github.io/pages/dotnet-dockerize.html</text:a></text:p>
          </table:table-cell>
          <table:table-cell table:style-name="ce15" office:value-type="string" calcext:value-type="string" table:number-columns-spanned="2" table:number-rows-spanned="1">
            <text:p>Rien à vraiment rajouter, j'ai quand même quelques inquiétudes</text:p>
            <text:p>vu que je n'ai pas encore fait ça avant de tomber dans des problème</text:p>
            <text:p>qui vont me retarder, même si ça n'a pas l'air d'être trop compliqué.</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16H00M00S" calcext:value-type="time">
            <text:p>16:00</text:p>
          </table:table-cell>
          <table:table-cell table:style-name="ce7" office:value-type="time" office:time-value="PT17H00M00S" calcext:value-type="time">
            <text:p>17:00</text:p>
          </table:table-cell>
          <table:table-cell table:style-name="ce7" table:formula="of:=minus([.C9];[.B9])" office:value-type="string" office:string-value="" calcext:value-type="error">
            <text:p>#NAME?</text:p>
          </table:table-cell>
          <table:table-cell table:style-name="ce15" office:value-type="string" calcext:value-type="string">
            <text:p>Création et préparation du repository, et de l'environnement de</text:p>
            <text:p>développement sur Github. Création d'une orga pour héberger un</text:p>
            <text:p>repostory documentation et un repository avec le code.</text:p>
          </table:table-cell>
          <table:table-cell table:style-name="ce17" office:value-type="string" calcext:value-type="string">
            <text:p><text:a xlink:href="https://github.com/Mini-TPI-JaavLex/SmallTPI-Documentation" xlink:type="simple">https://github.com/Mini-TPI-JaavLex
https://github.com/Mini-TPI-JaavLex/SmallTPI
https://github.com/Mini-TPI-JaavLex/SmallTPI-Documentation</text:a></text:p>
          </table:table-cell>
          <table:table-cell table:style-name="ce15" office:value-type="string" calcext:value-type="string" table:number-columns-spanned="2" table:number-rows-spanned="1">
            <text:p>J'ai décidé, enfin de prendre de l'avance, de déjà créer les</text:p>
            <text:p>repository et l'organisation pour la suite. Je pense que ceci me </text:p>
            <text:p>permettra de prendre un peu d'avance sur le planning initial</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17H00M00S" calcext:value-type="time">
            <text:p>17:00</text:p>
          </table:table-cell>
          <table:table-cell table:style-name="ce7" office:value-type="time" office:time-value="PT18H00M00S" calcext:value-type="time">
            <text:p>18:00</text:p>
          </table:table-cell>
          <table:table-cell table:style-name="ce7" table:formula="of:=minus([.C10];[.B10])" office:value-type="string" office:string-value="" calcext:value-type="error">
            <text:p>#NAME?</text:p>
          </table:table-cell>
          <table:table-cell table:style-name="ce15" office:value-type="string" calcext:value-type="string">
            <text:p>Création du Kanban où j'ai pu transposer toutes les tâches à faire qui</text:p>
            <text:p>étaient dans le planning dans le Github Projet de l'organisation cité</text:p>
            <text:p>ci-dessus. J'ai également mis des storypoints sur chaques issues afin de suivre</text:p>
            <text:p>une méthode de projet en Scrum. Il y a un total de 126 Storypoints dans le projet</text:p>
            <text:p>et la vélocité sera évaluée chaque jour après avoir fini les issues de la journée.</text:p>
          </table:table-cell>
          <table:table-cell table:style-name="ce17" office:value-type="string" calcext:value-type="string">
            <text:p><text:a xlink:href="https://github.com/orgs/Mini-TPI-JaavLex/projects/1/views/2" xlink:type="simple">https://github.com/orgs/Mini-TPI-JaavLex/projects/1/views/2</text:a></text:p>
          </table:table-cell>
          <table:table-cell table:style-name="ce15" office:value-type="string" calcext:value-type="string" table:number-columns-spanned="2" table:number-rows-spanned="1">
            <text:p>Il y a encore bien sûr encore des choses à rajouter dedans. Mais il </text:p>
            <text:p>s'agit de choses spécifique qu'il faudra que je remplisse en cours de </text:p>
            <text:p>route.</text:p>
            <text:p/>
            <text:p>Aucun problème pour la réalisation du Kanban.</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18H00M00S" calcext:value-type="time">
            <text:p>18:00</text:p>
          </table:table-cell>
          <table:table-cell table:style-name="ce7" office:value-type="time" office:time-value="PT19H00M00S" calcext:value-type="time">
            <text:p>19:00</text:p>
          </table:table-cell>
          <table:table-cell table:style-name="ce7" table:formula="of:=minus([.C11];[.B11])" office:value-type="string" office:string-value="" calcext:value-type="error">
            <text:p>#NAME?</text:p>
          </table:table-cell>
          <table:table-cell table:style-name="ce15" office:value-type="string" calcext:value-type="string">
            <text:p>Remplissage du Rapport et du Journal de travail en fin de journée + Envoi du</text:p>
            <text:p>mail avec les documents respectifs et mise à jour du repository avec les </text:p>
            <text:p>documents cités</text:p>
          </table:table-cell>
          <table:table-cell table:style-name="ce16" office:value-type="string" calcext:value-type="string">
            <text:p>N/A</text:p>
          </table:table-cell>
          <table:table-cell table:style-name="ce15" office:value-type="string" calcext:value-type="string" table:number-columns-spanned="2" table:number-rows-spanned="1">
            <text:p>Rien à commenter.</text:p>
          </table:table-cell>
          <table:covered-table-cell table:style-name="ce12"/>
          <table:table-cell table:style-name="ce23"/>
          <table:table-cell table:number-columns-repeated="1015"/>
        </table:table-row>
        <table:table-row table:style-name="ro1">
          <table:table-cell table:style-name="ce2"/>
          <table:table-cell table:style-name="ce6" office:value-type="string" calcext:value-type="string" table:number-columns-spanned="4" table:number-rows-spanned="1">
            <text:p>TOTAL DE TEMPS</text:p>
          </table:table-cell>
          <table:covered-table-cell table:number-columns-repeated="2" table:style-name="ce11"/>
          <table:covered-table-cell table:style-name="ce12"/>
          <table:table-cell table:style-name="ce6" office:value-type="string" calcext:value-type="string" table:number-columns-spanned="3" table:number-rows-spanned="1">
            <text:p>Bilan de la journée</text:p>
          </table:table-cell>
          <table:covered-table-cell table:style-name="ce11"/>
          <table:covered-table-cell table:style-name="ce12"/>
          <table:table-cell table:style-name="ce23"/>
          <table:table-cell table:number-columns-repeated="1015"/>
        </table:table-row>
        <table:table-row table:style-name="ro2">
          <table:table-cell table:style-name="ce2"/>
          <table:table-cell table:style-name="ce8" table:formula="of:=SUM([.D4:.D11])" office:value-type="time" office:time-value="PT08H30M00.00000288S" calcext:value-type="time" table:number-columns-spanned="4" table:number-rows-spanned="1">
            <text:p>08:30</text:p>
          </table:table-cell>
          <table:covered-table-cell table:number-columns-repeated="2" table:style-name="ce11"/>
          <table:covered-table-cell table:style-name="ce12"/>
          <table:table-cell table:style-name="ce18" office:value-type="string" calcext:value-type="string" table:number-columns-spanned="3" table:number-rows-spanned="1">
            <text:p>Pour la première journée de ce mini-TPI tout s'est bien passé et ai même pris pas mal d'avance sur la conception du planning ce qui m'a permis de pouvoir avancer sur d'autres parties du projet qui vont grandement</text:p>
            <text:p>me faire gagner de l'avance durant les prochain jours du mini-TPI. </text:p>
          </table:table-cell>
          <table:covered-table-cell table:style-name="ce11"/>
          <table:covered-table-cell table:style-name="ce12"/>
          <table:table-cell table:style-name="ce23"/>
          <table:table-cell table:number-columns-repeated="1015"/>
        </table:table-row>
        <table:table-row table:style-name="ro1">
          <table:table-cell table:style-name="ce3"/>
          <table:table-cell table:style-name="ce9" table:number-columns-spanned="7" table:number-rows-spanned="1"/>
          <table:covered-table-cell table:number-columns-repeated="5" table:style-name="ce13"/>
          <table:covered-table-cell table:style-name="ce20"/>
          <table:table-cell table:style-name="ce22"/>
          <table:table-cell table:number-columns-repeated="1015"/>
        </table:table-row>
        <table:table-row table:style-name="ro1">
          <table:table-cell table:style-name="ce2"/>
          <table:table-cell table:style-name="ce5" office:value-type="date" office:date-value="2022-06-21" calcext:value-type="date" table:number-columns-spanned="7" table:number-rows-spanned="1">
            <text:p>21.06.2022</text:p>
          </table:table-cell>
          <table:covered-table-cell table:number-columns-repeated="5" table:style-name="ce11"/>
          <table:covered-table-cell table:style-name="ce12"/>
          <table:table-cell table:style-name="ce23"/>
          <table:table-cell table:number-columns-repeated="1015"/>
        </table:table-row>
        <table:table-row table:style-name="ro1">
          <table:table-cell table:style-name="ce2"/>
          <table:table-cell table:style-name="ce6" office:value-type="string" calcext:value-type="string" table:number-columns-spanned="2" table:number-rows-spanned="1">
            <text:p>Fourchette de temps</text:p>
          </table:table-cell>
          <table:covered-table-cell table:style-name="ce12"/>
          <table:table-cell table:style-name="ce6" office:value-type="string" calcext:value-type="string">
            <text:p>Total de temps</text:p>
          </table:table-cell>
          <table:table-cell table:style-name="ce6" office:value-type="string" calcext:value-type="string">
            <text:p>Travail accomplis</text:p>
          </table:table-cell>
          <table:table-cell table:style-name="ce6" office:value-type="string" calcext:value-type="string">
            <text:p>Sources</text:p>
          </table:table-cell>
          <table:table-cell table:style-name="ce6" office:value-type="string" calcext:value-type="string" table:number-columns-spanned="2" table:number-rows-spanned="1">
            <text:p>Appréciations</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09H00M00S" calcext:value-type="time">
            <text:p>09:00</text:p>
          </table:table-cell>
          <table:table-cell table:style-name="ce7" office:value-type="time" office:time-value="PT10H00M00S" calcext:value-type="time">
            <text:p>10:00</text:p>
          </table:table-cell>
          <table:table-cell table:style-name="ce7" table:formula="of:=minus([.C17];[.B17])" office:value-type="string" office:string-value="" calcext:value-type="error">
            <text:p>#NAME?</text:p>
          </table:table-cell>
          <table:table-cell table:style-name="ce15" office:value-type="string" calcext:value-type="string">
            <text:p>Résolutions de 3 issues dans mon projet. Création d'un fichier Docker compose</text:p>
            <text:p>avec lequel je déploie un conteneur MySQL et un conteneur phpmyadmin. J'ai </text:p>
            <text:p>également fait en sorte qu'au démarrage le conteneur MySQL charge le fichier</text:p>
            <text:p>dump qui a été fourni pour ce TPI. J'ai également dû fixer le dump en question</text:p>
            <text:p>car celui-ci faisait planter mon conteneur dû à la première ligne du fichier, </text:p>
            <text:p>celle-ci fait un drop de database sans vérifier si la base de donnée existe </text:p>
            <text:p>au préalable, il a donc été facile de fixer ça avec une condition "IF EXISTS"</text:p>
          </table:table-cell>
          <table:table-cell table:style-name="ce17" office:value-type="string" calcext:value-type="string">
            <text:p><text:a xlink:href="https://github.com/orgs/Mini-TPI-JaavLex/projects/1/views/2" xlink:type="simple">https://github.com/orgs/Mini-TPI-JaavLex/projects/1/views/2
https://github.com/Mini-TPI-JaavLex/SmallTPI/tree/feature/database
https://github.com/ponsfrilus/kata-manga/blob/master/import/data/KataManga_structure_and_data.sql</text:a></text:p>
          </table:table-cell>
          <table:table-cell table:style-name="ce15" office:value-type="string" calcext:value-type="string" table:number-columns-spanned="2" table:number-rows-spanned="1">
            <text:p>Ayant déjà fait ceci durant de précédent projets je n'ai eu aucune</text:p>
            <text:p>réele difficulté à effectuer cette tâche. Même avec la problèmatique</text:p>
            <text:p>du drop database, j'ai réussi très rapidement à trouver le problème et</text:p>
            <text:p>le fixer. </text:p>
            <text:p/>
            <text:p>J'ai pris 1h d'avance sur le planning sur cette partie.</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10H00M00S" calcext:value-type="time">
            <text:p>10:00</text:p>
          </table:table-cell>
          <table:table-cell table:style-name="ce7" office:value-type="time" office:time-value="PT10H15M00S" calcext:value-type="time">
            <text:p>10:15</text:p>
          </table:table-cell>
          <table:table-cell table:style-name="ce7" table:formula="of:=minus([.C18];[.B18])" office:value-type="string" office:string-value="" calcext:value-type="error">
            <text:p>#NAME?</text:p>
          </table:table-cell>
          <table:table-cell table:style-name="ce15" office:value-type="string" calcext:value-type="string">
            <text:p>Remplissage du journal de travail pour la tâche citée précédemment</text:p>
          </table:table-cell>
          <table:table-cell table:style-name="ce16" office:value-type="string" calcext:value-type="string">
            <text:p>N/A</text:p>
          </table:table-cell>
          <table:table-cell table:style-name="ce15" office:value-type="string" calcext:value-type="string" table:number-columns-spanned="2" table:number-rows-spanned="1">
            <text:p>Rien à commenter.</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10H15M00S" calcext:value-type="time">
            <text:p>10:15</text:p>
          </table:table-cell>
          <table:table-cell table:style-name="ce7" office:value-type="time" office:time-value="PT11H00M00S" calcext:value-type="time">
            <text:p>11:00</text:p>
          </table:table-cell>
          <table:table-cell table:style-name="ce7" table:formula="of:=minus([.C19];[.B19])" office:value-type="string" office:string-value="" calcext:value-type="error">
            <text:p>#NAME?</text:p>
          </table:table-cell>
          <table:table-cell table:style-name="ce15" office:value-type="string" calcext:value-type="string">
            <text:p>J'ai accomplis le setup initial de mon projet en C#, en y ajoutant un Swagger </text:p>
            <text:p>intégré. J'ai également ajouté un .gitignore pour éviter de commit des fichier</text:p>
            <text:p>binaries.</text:p>
          </table:table-cell>
          <table:table-cell table:style-name="ce16" office:value-type="string" calcext:value-type="string">
            <text:p>N/A</text:p>
          </table:table-cell>
          <table:table-cell table:style-name="ce15" office:value-type="string" calcext:value-type="string" table:number-columns-spanned="2" table:number-rows-spanned="1">
            <text:p>Rien à commenter.</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11H00M00S" calcext:value-type="time">
            <text:p>11:00</text:p>
          </table:table-cell>
          <table:table-cell table:style-name="ce7" office:value-type="time" office:time-value="PT11H30M00S" calcext:value-type="time">
            <text:p>11:30</text:p>
          </table:table-cell>
          <table:table-cell table:style-name="ce7" table:formula="of:=minus([.C20];[.B20])" office:value-type="string" office:string-value="" calcext:value-type="error">
            <text:p>#NAME?</text:p>
          </table:table-cell>
          <table:table-cell table:style-name="ce15" office:value-type="string" calcext:value-type="string">
            <text:p>Absence pour aller faire un test covid.</text:p>
          </table:table-cell>
          <table:table-cell table:style-name="ce16" office:value-type="string" calcext:value-type="string">
            <text:p>N/A</text:p>
          </table:table-cell>
          <table:table-cell table:style-name="ce15" office:value-type="string" calcext:value-type="string" table:number-columns-spanned="2" table:number-rows-spanned="1">
            <text:p>Rien à commenter.</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13H00M00S" calcext:value-type="time">
            <text:p>13:00</text:p>
          </table:table-cell>
          <table:table-cell table:style-name="ce7" office:value-type="time" office:time-value="PT16H30M00S" calcext:value-type="time">
            <text:p>16:30</text:p>
          </table:table-cell>
          <table:table-cell table:style-name="ce7" table:formula="of:=minus([.C21];[.B21])" office:value-type="string" office:string-value="" calcext:value-type="error">
            <text:p>#NAME?</text:p>
          </table:table-cell>
          <table:table-cell table:style-name="ce15" office:value-type="string" calcext:value-type="string">
            <text:p>Création de modèles pour mon backend C#. La raison que j'aie pris autant de</text:p>
            <text:p>temps dessus est parce que je n'ai pas voulu bêtement créer les modèles et</text:p>
            <text:p>les commits, mais j'ai voulu les tester en faisant un contexte et un controlleur</text:p>
            <text:p>de test. Malheuresement dû à peut être un manque d'expérience concernant</text:p>
            <text:p>la liaison entre un serveur MySQL et un backend C#, je suis tombé dans plein</text:p>
            <text:p>de problèmes. Typiquement avec les formats des dates: MySQL accepte les</text:p>
            <text:p>dates zéro. C'est à dire qu'une date à l'an 0 ou le mois 0 ou encore le jour 0</text:p>
            <text:p>peut être crée sans problèmes. Cependant avec le système de typages de C#</text:p>
            <text:p>ceci est incompatible, et j'ai donc dû faire beaucoup de recherches pour </text:p>
            <text:p>résoudre ce problème. J'ai également appelé mon chef de projet (Nicolas</text:p>
            <text:p>Borboën) afin de m'aider à résoudre cette problématique. Le problème a enfin</text:p>
            <text:p>été fixé et je suis capable de faire un simple GET des mangas de ma base de </text:p>
            <text:p>donnée.</text:p>
          </table:table-cell>
          <table:table-cell table:style-name="ce19" office:value-type="string" calcext:value-type="string">
            <text:p><text:a xlink:href="https://stackoverflow.com/questions/2934844/unable-to-convert-mysql-date-time-value-to-system-datetime" xlink:type="simple">https://stackoverflow.com/questions/2934844/unable-to-convert-mysql-date-time-value-to-system-datetime
https://stackoverflow.com/questions/11246563/year-month-and-day-parameters-describe-an-un-representable-datetime-exception
https://github.com/Mini-TPI-JaavLex/SmallTPI/tree/feature/backend
https://github.com/Mini-TPI-JaavLex/SmallTPI/tree/feature/backend/kata-manga-backend/kata-manga-backend/Models
</text:a></text:p>
          </table:table-cell>
          <table:table-cell table:style-name="ce15" office:value-type="string" calcext:value-type="string" table:number-columns-spanned="2" table:number-rows-spanned="1">
            <text:p>J'ai malheureusement perdu beaucoup de temps sur cette tâche là, ce</text:p>
            <text:p>qui va potentiellement m'handicapper durant la suite du projet. Je pense</text:p>
            <text:p>cependant que je peux essayer de rattraper cela assez vite si rien d'autre</text:p>
            <text:p>me retarde comme ceci.</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16H30M00S" calcext:value-type="time">
            <text:p>16:30</text:p>
          </table:table-cell>
          <table:table-cell table:style-name="ce7" office:value-type="time" office:time-value="PT19H00M00S" calcext:value-type="time">
            <text:p>19:00</text:p>
          </table:table-cell>
          <table:table-cell table:style-name="ce7" table:formula="of:=minus([.C22];[.B22])" office:value-type="string" office:string-value="" calcext:value-type="error">
            <text:p>#NAME?</text:p>
          </table:table-cell>
          <table:table-cell table:style-name="ce15" office:value-type="string" calcext:value-type="string">
            <text:p>Création de controlleurs pour mon projet. Malheureusement ceci n'est pas </text:p>
            <text:p>encore fini et est encore qu'à 50% fonctionnel. J'ai perdu beaucoup trop de </text:p>
            <text:p>temps sur la tâche d'avant. Pour l'instant je suis capable de récupérer toute</text:p>
            <text:p>les données qui sont sur chaque table et bientôt également de pouvoir en </text:p>
            <text:p>rajouter après aovir régler un problème d'auto-incrément sur le dump de la</text:p>
            <text:p>base MySQL. J'ai également crée le context nécéssaire pour pouvoir</text:p>
            <text:p>faire les requêtes dans les contrôlleurs bien que celui-ci n'est pas complet à </text:p>
            <text:p>100%.</text:p>
          </table:table-cell>
          <table:table-cell table:style-name="ce17" office:value-type="string" calcext:value-type="string">
            <text:p><text:a xlink:href="https://github.com/Mini-TPI-JaavLex/SmallTPI/tree/feature/backend/kata-manga-backend/kata-manga-backend/Controllers" xlink:type="simple">https://github.com/Mini-TPI-JaavLex/SmallTPI/tree/feature/backend/kata-manga-backend/kata-manga-backend/Controllers</text:a></text:p>
          </table:table-cell>
          <table:table-cell table:style-name="ce15" office:value-type="string" calcext:value-type="string" table:number-columns-spanned="2" table:number-rows-spanned="1">
            <text:p>J'ai également ici perdu pas mal de temps par rapport à ce qui était prévu,</text:p>
            <text:p>j'ai quelques inquiétudes au niveau du Backend et vais peut-être devoir</text:p>
            <text:p>à un moment commencer à faire le Frontend afin d'avancer le projet</text:p>
            <text:p>si la conception du Backend prend trop de temps.</text:p>
            <text:p/>
            <text:p>Je suis un peu déçu d'être tombé dans autant de problèmes techniques</text:p>
            <text:p>avec le dump de la base MySQL (Tel que le problème d'auto-incrément</text:p>
            <text:p>et de date à 0) et avec des hésitations dû à un manque de pratique en</text:p>
            <text:p>développement Backend par rapport au Frontend.</text:p>
          </table:table-cell>
          <table:covered-table-cell table:style-name="ce12"/>
          <table:table-cell table:style-name="ce23"/>
          <table:table-cell table:number-columns-repeated="1015"/>
        </table:table-row>
        <table:table-row table:style-name="ro1">
          <table:table-cell table:style-name="ce2"/>
          <table:table-cell table:style-name="ce7" office:value-type="time" office:time-value="PT19H00M00S" calcext:value-type="time">
            <text:p>19:00</text:p>
          </table:table-cell>
          <table:table-cell table:style-name="ce7" office:value-type="time" office:time-value="PT20H00M00S" calcext:value-type="time">
            <text:p>20:00</text:p>
          </table:table-cell>
          <table:table-cell table:style-name="ce7" table:formula="of:=minus([.C23];[.B23])" office:value-type="string" office:string-value="" calcext:value-type="error">
            <text:p>#NAME?</text:p>
          </table:table-cell>
          <table:table-cell table:style-name="ce15" office:value-type="string" calcext:value-type="string">
            <text:p>Remplissage du Rapport et du Journal de travail en fin de journée + Envoi du</text:p>
            <text:p>mail avec les documents respectifs et mise à jour du repository avec les </text:p>
            <text:p>documents cités</text:p>
          </table:table-cell>
          <table:table-cell table:style-name="ce16" office:value-type="string" calcext:value-type="string">
            <text:p>N/A</text:p>
          </table:table-cell>
          <table:table-cell table:style-name="ce15" office:value-type="string" calcext:value-type="string" table:number-columns-spanned="2" table:number-rows-spanned="1">
            <text:p>Rien à commenter.</text:p>
          </table:table-cell>
          <table:covered-table-cell table:style-name="ce12"/>
          <table:table-cell table:style-name="ce23"/>
          <table:table-cell table:number-columns-repeated="1015"/>
        </table:table-row>
        <table:table-row table:style-name="ro1">
          <table:table-cell table:style-name="ce2"/>
          <table:table-cell table:style-name="ce6" office:value-type="string" calcext:value-type="string" table:number-columns-spanned="4" table:number-rows-spanned="1">
            <text:p>TOTAL DE TEMPS</text:p>
          </table:table-cell>
          <table:covered-table-cell table:number-columns-repeated="2" table:style-name="ce11"/>
          <table:covered-table-cell table:style-name="ce12"/>
          <table:table-cell table:style-name="ce6" office:value-type="string" calcext:value-type="string" table:number-columns-spanned="3" table:number-rows-spanned="1">
            <text:p>Bilan de la journée</text:p>
          </table:table-cell>
          <table:covered-table-cell table:style-name="ce11"/>
          <table:covered-table-cell table:style-name="ce12"/>
          <table:table-cell table:style-name="ce23"/>
          <table:table-cell table:number-columns-repeated="1015"/>
        </table:table-row>
        <table:table-row table:style-name="ro1">
          <table:table-cell table:style-name="ce2"/>
          <table:table-cell table:style-name="ce8" table:formula="of:=SUM([.D17:.D23])" office:value-type="time" office:time-value="PT09H29M59.99999712S" calcext:value-type="time" table:number-columns-spanned="4" table:number-rows-spanned="1">
            <text:p>09:30</text:p>
          </table:table-cell>
          <table:covered-table-cell table:number-columns-repeated="2" table:style-name="ce11"/>
          <table:covered-table-cell table:style-name="ce12"/>
          <table:table-cell table:style-name="ce18" office:value-type="string" calcext:value-type="string" table:number-columns-spanned="3" table:number-rows-spanned="1">
            <text:p><text:span text:style-name="T3">Aujourd'hui fut malheuresement remplis de pleins de retardements et d'echecs. Je pense que j'aurais dû demander de l'aide plus tôt pour les problèmes qui sont arrivés durant la création des modèles. Ce qui</text:span></text:p>
            <text:p><text:span text:style-name="T3">m'aurais permis de perdre beaucoup moins de temps et ensuite me concentrer sur la partie des contrôlleurs. Me permettant de finir plus ou moins les tâches comme prévues dans le planning. </text:span></text:p>
            <text:p><text:span text:style-name="T3"/></text:p>
            <text:p><text:span text:style-name="T4">Retrospective - </text:span><text:span text:style-name="T5">À la fin de ce mini sprint j'arrive à une vélocitée de 32 Storypoints pour un total restant (nombres de storypoints mis à jour) de 120 Storypoints. Me donnant une fin estimée du projet dans 3.75</text:span></text:p>
            <text:p><text:span text:style-name="T3">jours de travail. Me montrant qu'un retard éstimé de 0.75 jour s'est effectivement crée durant cette journée.</text:span></text:p>
            <text:p><text:span text:style-name="T3"/></text:p>
          </table:table-cell>
          <table:covered-table-cell table:style-name="ce11"/>
          <table:covered-table-cell table:style-name="ce12"/>
          <table:table-cell table:style-name="ce23"/>
          <table:table-cell table:number-columns-repeated="1015"/>
        </table:table-row>
        <table:table-row table:style-name="ro1">
          <table:table-cell table:style-name="ce3"/>
          <table:table-cell table:style-name="ce10" table:number-columns-spanned="7" table:number-rows-spanned="1"/>
          <table:covered-table-cell table:number-columns-repeated="5" table:style-name="ce14"/>
          <table:covered-table-cell table:style-name="ce21"/>
          <table:table-cell table:style-name="ce22"/>
          <table:table-cell table:number-columns-repeated="1015"/>
        </table:table-row>
        <table:table-row table:style-name="ro3" table:number-rows-repeated="104854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style:scale-to="37%"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6.0.5.2$Linux_X86_64 LibreOffice_project/</meta:generator>
  </office:meta>
</office:document-meta>
</file>